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95cm" fo:min-width="2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316cm" fo:min-width="0.70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5cm" fo:min-width="0.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95cm" fo:min-width="2.9cm"/>
    </style:style>
    <style:style style:name="gr7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528cm" fo:min-width="0.63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4cm" fo:min-width="0.42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95cm" fo:min-width="2.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341cm" fo:min-width="0.391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05cm" fo:min-width="1.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95cm" fo:min-width="2.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65cm" fo:min-width="1.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3cm" fo:min-width="0.38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246cm" fo:min-width="0.844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46cm" fo:min-width="0.702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88cm" fo:min-width="0.986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388cm" fo:min-width="0.914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388cm" fo:min-width="0.844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458cm" fo:min-width="0.84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316cm" fo:min-width="0.986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458cm" fo:min-width="0.914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528cm" fo:min-width="0.986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937cm" fo:min-width="0.002cm"/>
    </style:style>
    <style:style style:name="gr26" style:family="graphic" style:parent-style-name="objectwithoutfill">
      <style:graphic-properties draw:stroke="solid" draw:stroke-dash="Fine_20_Dashed" draw:fill="none" draw:textarea-vertical-align="middle"/>
    </style:style>
    <style:style style:name="gr27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528cm" fo:min-width="0.914cm"/>
    </style:style>
    <style:style style:name="gr28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5cm" fo:min-width="0.813cm"/>
    </style:style>
    <style:style style:name="gr29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316cm" fo:min-width="0.844cm"/>
    </style:style>
    <style:style style:name="gr30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458cm" fo:min-width="0.702cm"/>
    </style:style>
    <style:style style:name="gr31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246cm" fo:min-width="0.702cm"/>
    </style:style>
    <style:style style:name="gr3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458cm" fo:min-width="0.774cm"/>
    </style:style>
    <style:style style:name="gr33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388cm" fo:min-width="0.914cm"/>
    </style:style>
    <style:style style:name="gr34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388cm" fo:min-width="0.702cm"/>
    </style:style>
    <style:style style:name="gr35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388cm" fo:min-width="0.632cm"/>
    </style:style>
    <style:style style:name="gr36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174cm" fo:min-width="0.562cm"/>
    </style:style>
    <style:style style:name="gr37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388cm" fo:min-width="1.128cm"/>
    </style:style>
    <style:style style:name="gr38" style:family="graphic" style:parent-style-name="standard">
      <style:graphic-properties draw:stroke="none" draw:stroke-dash="Fine_20_Dashed" svg:stroke-color="#000000" draw:fill="none" draw:fill-color="#ffffff" fo:min-height="0.912cm"/>
    </style:style>
    <style:style style:name="gr39" style:family="graphic" style:parent-style-name="standard">
      <style:graphic-properties draw:stroke="none" draw:stroke-dash="Fine_20_Dashed" svg:stroke-color="#000000" draw:fill="none" draw:fill-color="#ffffff" fo:min-height="0.937cm"/>
    </style:style>
    <style:style style:name="gr4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9cm" fo:min-width="0.442cm"/>
    </style:style>
    <style:style style:name="gr4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589cm" fo:min-width="0cm"/>
    </style:style>
    <style:style style:name="gr4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9cm" fo:min-width="0.298cm"/>
    </style:style>
    <style:style style:name="gr43" style:family="graphic" style:parent-style-name="standard">
      <style:graphic-properties draw:stroke="none" draw:stroke-dash="Fine_20_Dashed" svg:stroke-color="#000000" draw:fill="none" draw:fill-color="#ffffff" fo:min-height="0.589cm"/>
    </style:style>
    <style:style style:name="gr44" style:family="graphic" style:parent-style-name="standard">
      <style:graphic-properties draw:stroke="none" draw:stroke-dash="Fine_20_Dashed" svg:stroke-color="#000000" draw:fill="none" draw:fill-color="#ffffff" fo:min-height="0.513cm"/>
    </style:style>
    <style:style style:name="gr45" style:family="graphic" style:parent-style-name="standard">
      <style:graphic-properties draw:stroke="none" draw:stroke-dash="Fine_20_Dashed" svg:stroke-color="#000000" draw:fill="none" draw:fill-color="#ffffff" fo:min-height="0.55cm"/>
    </style:style>
    <style:style style:name="gr46" style:family="graphic" style:parent-style-name="standard">
      <style:graphic-properties draw:stroke="none" draw:stroke-dash="Fine_20_Dashed" svg:stroke-color="#000000" draw:fill="none" draw:fill-color="#ffffff" fo:min-height="1.113cm"/>
    </style:style>
    <style:style style:name="gr47" style:family="graphic" style:parent-style-name="standard">
      <style:graphic-properties draw:stroke="none" draw:stroke-dash="Fine_20_Dashed" svg:stroke-color="#000000" draw:fill="none" draw:fill-color="#ffffff" fo:min-height="0.65cm"/>
    </style:style>
    <style:style style:name="gr48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388cm" fo:min-width="0.587cm"/>
    </style:style>
    <style:style style:name="gr49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246cm" fo:min-width="0.77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  <style:text-properties fo:font-size="9pt" style:text-underline-style="solid" style:text-underline-width="auto" style:text-underline-color="font-color" style:font-size-asian="9pt" style:font-size-complex="9pt"/>
    </style:style>
    <style:style style:name="P5" style:family="paragraph">
      <loext:graphic-properties draw:fill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/>
      <style:paragraph-properties fo:text-align="center"/>
      <style:text-properties fo:font-size="12pt" fo:font-weight="bold" style:font-size-asian="11pt" style:font-weight-asian="bold" style:font-size-complex="11pt" style:font-weight-complex="bold"/>
    </style:style>
    <style:style style:name="P9" style:family="paragraph">
      <loext:graphic-properties draw:fill="none"/>
      <style:paragraph-properties fo:text-align="center"/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center"/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/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16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9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cm" svg:height="1.2cm" svg:x="2.4cm" svg:y="9cm">
          <text:p text:style-name="P1"><text:span text:style-name="T1">Cu</text:span><text:span text:style-name="T1">st</text:span><text:span text:style-name="T1">o</text:span><text:span text:style-name="T1">m</text:span><text:span text:style-name="T1">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502cm" svg:height="1.187cm" svg:x="2.5cm" svg:y="12.5cm">
          <draw:text-box>
            <text:p/>
          </draw:text-box>
        </draw:frame>
        <draw:custom-shape draw:style-name="gr3" draw:text-style-name="P4" draw:layer="layout" svg:width="1.7cm" svg:height="0.8cm" svg:x="1.2cm" svg:y="6.4cm">
          <text:p text:style-name="P1"><text:span text:style-name="T2">C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cm" svg:height="1.2cm" svg:x="2.4cm" svg:y="14.6cm">
          <text:p text:style-name="P1"><text:span text:style-name="T3">Mak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3.6cm" svg:y1="10.2cm" svg:x2="3.6cm" svg:y2="14.6cm">
          <text:p/>
        </draw:line>
        <draw:line draw:style-name="gr5" draw:text-style-name="P6" draw:layer="layout" svg:x1="3.5cm" svg:y1="15.8cm" svg:x2="3.5cm" svg:y2="21.8cm">
          <text:p/>
        </draw:line>
        <draw:custom-shape draw:style-name="gr1" draw:text-style-name="P7" draw:layer="layout" svg:width="2.6cm" svg:height="1.2cm" svg:x="2.5cm" svg:y="21.8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4cm" svg:height="1.2cm" svg:x="8.6cm" svg:y="16.6cm">
          <text:p text:style-name="P1"><text:span text:style-name="T4">Or</text:span><text:span text:style-name="T4">de</text:span><text:span text:style-name="T4">r_</text:span><text:span text:style-name="T4">m</text:span><text:span text:style-name="T4">as</text:span><text:span text:style-name="T4">t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cm" svg:height="1.1cm" svg:x="8.4cm" svg:y="19.9cm">
          <text:p text:style-name="P1"><text:span text:style-name="T5">om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848cm" svg:height="1.3cm" draw:transform="rotate (0.72658056760524) translate (6.188cm 19.842cm)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6.6cm" svg:y1="20.3cm" svg:x2="5.1cm" svg:y2="21.8cm">
          <text:p/>
        </draw:line>
        <draw:line draw:style-name="gr5" draw:text-style-name="P6" draw:layer="layout" svg:x1="7.9cm" svg:y1="19.2cm" svg:x2="9cm" svg:y2="17.8cm">
          <text:p/>
        </draw:line>
        <draw:custom-shape draw:style-name="gr9" draw:text-style-name="P7" draw:layer="layout" svg:width="2.7cm" svg:height="1.2cm" svg:x="16.8cm" svg:y="15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779cm" svg:height="1.181cm" draw:transform="rotate (0.450818545790135) translate (12.3cm 15.575cm)">
          <text:p text:style-name="P1"><text:span text:style-name="T6">Related 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12cm" svg:y1="16.6cm" svg:x2="12.6cm" svg:y2="16.1cm">
          <text:p/>
        </draw:line>
        <draw:line draw:style-name="gr5" draw:text-style-name="P6" draw:layer="layout" svg:x1="14.1cm" svg:y1="15.4cm" svg:x2="16.8cm" svg:y2="15.8cm">
          <text:p/>
        </draw:line>
        <draw:custom-shape draw:style-name="gr11" draw:text-style-name="P5" draw:layer="layout" svg:width="2.2cm" svg:height="1.297cm" draw:transform="rotate (3.11855430746347) translate (19.099cm 18.797cm)">
          <text:p text:style-name="P1"><text:span text:style-name="T3">Has</text:span></text:p>
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18cm" svg:y1="17.5cm" svg:x2="18cm" svg:y2="16.2cm">
          <text:p/>
        </draw:line>
        <draw:line draw:style-name="gr5" draw:text-style-name="P6" draw:layer="layout" svg:x1="18cm" svg:y1="18.7cm" svg:x2="18cm" svg:y2="21.2cm">
          <text:p/>
        </draw:line>
        <draw:custom-shape draw:style-name="gr12" draw:text-style-name="P7" draw:layer="layout" svg:width="2.9cm" svg:height="1.2cm" svg:x="16.5cm" svg:y="21.2cm">
          <text:p text:style-name="P1"><text:span text:style-name="T1">Today’s </text:span></text:p>
          <text:p text:style-name="P1"><text:span text:style-name="T1">Special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0.9cm" svg:x="14.1cm" svg:y="8.4cm">
          <text:p text:style-name="P1"><text:span text:style-name="T1">Bill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769cm" svg:height="1.1cm" draw:transform="rotate (0.0401425727958696) translate (8.3cm 8.971cm)">
          <text:p text:style-name="P1"><text:span text:style-name="T3">P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5cm" svg:y1="9.6cm" svg:x2="8.3cm" svg:y2="9.5cm">
          <text:p/>
        </draw:line>
        <draw:line draw:style-name="gr5" draw:text-style-name="P6" draw:layer="layout" svg:x1="10.1cm" svg:y1="9.5cm" svg:x2="14cm" svg:y2="8.9cm">
          <text:p/>
        </draw:line>
        <draw:custom-shape draw:style-name="gr15" draw:text-style-name="P12" draw:layer="layout" svg:width="1.9cm" svg:height="0.7cm" svg:x="3cm" svg:y="5cm">
          <text:p text:style-name="P1"><text:span text:style-name="T7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1.7cm" svg:height="0.7cm" svg:x="1.3cm" svg:y="11.9cm">
          <text:p text:style-name="P1"><text:span text:style-name="T7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2.1cm" svg:height="0.9cm" svg:x="4.7cm" svg:y="6.4cm">
          <text:p text:style-name="P1"><text:span text:style-name="T7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cm" svg:height="0.9cm" svg:x="4.7cm" svg:y="11.9cm">
          <text:p text:style-name="P1"><text:span text:style-name="T7">Ph 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502cm" svg:height="1.187cm" svg:x="1.5cm" svg:y="14cm">
          <draw:text-box>
            <text:p/>
          </draw:text-box>
        </draw:frame>
        <draw:line draw:style-name="gr5" draw:text-style-name="P6" draw:layer="layout" svg:x1="3.852cm" svg:y1="5.701cm" svg:x2="3.8cm" svg:y2="9cm">
          <text:p/>
        </draw:line>
        <draw:line draw:style-name="gr5" draw:text-style-name="P6" draw:layer="layout" svg:x1="2cm" svg:y1="7.2cm" svg:x2="2.9cm" svg:y2="9cm">
          <text:p/>
        </draw:line>
        <draw:line draw:style-name="gr5" draw:text-style-name="P6" draw:layer="layout" svg:x1="5.6cm" svg:y1="7.3cm" svg:x2="4.6cm" svg:y2="9cm">
          <text:p/>
        </draw:line>
        <draw:line draw:style-name="gr5" draw:text-style-name="P6" draw:layer="layout" svg:x1="5.5cm" svg:y1="11.9cm" svg:x2="4.4cm" svg:y2="10.2cm">
          <text:p/>
        </draw:line>
        <draw:line draw:style-name="gr5" draw:text-style-name="P6" draw:layer="layout" svg:x1="2.8cm" svg:y1="10.2cm" svg:x2="2.2cm" svg:y2="11.9cm">
          <text:p/>
        </draw:line>
        <draw:custom-shape draw:style-name="gr19" draw:text-style-name="P12" draw:layer="layout" svg:width="1.9cm" svg:height="0.9cm" svg:x="14.1cm" svg:y="5.5cm">
          <text:p text:style-name="P1"><text:span text:style-name="T7">C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9cm" svg:height="1cm" svg:x="10.9cm" svg:y="4.3cm">
          <text:p text:style-name="P1"><text:span text:style-name="T7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2.1cm" svg:height="0.8cm" svg:x="10.8cm" svg:y="6.8cm">
          <text:p text:style-name="P1"><text:span text:style-name="T8">Bill_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2cm" svg:height="1cm" svg:x="17.5cm" svg:y="6cm">
          <text:p text:style-name="P1"><text:span text:style-name="T7">Total_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2.1cm" svg:height="1.1cm" svg:x="16.4cm" svg:y="3.6cm">
          <text:p text:style-name="P1"><text:span text:style-name="T7">Stat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14.6cm" svg:y1="6.1cm" svg:x2="15.6cm" svg:y2="6.1cm">
          <text:p/>
        </draw:line>
        <draw:frame draw:style-name="gr25" draw:text-style-name="P3" draw:layer="layout" svg:width="0.502cm" svg:height="1.187cm" svg:x="18.3cm" svg:y="6.5cm">
          <draw:text-box>
            <text:p/>
          </draw:text-box>
        </draw:frame>
        <draw:line draw:style-name="gr26" draw:text-style-name="P6" draw:layer="layout" svg:x1="12.3cm" svg:y1="7.6cm" svg:x2="14.4cm" svg:y2="8.4cm">
          <text:p/>
        </draw:line>
        <draw:line draw:style-name="gr26" draw:text-style-name="P6" draw:layer="layout" svg:x1="15.1cm" svg:y1="6.4cm" svg:x2="15.2cm" svg:y2="8.4cm">
          <text:p/>
        </draw:line>
        <draw:line draw:style-name="gr26" draw:text-style-name="P6" draw:layer="layout" svg:x1="12cm" svg:y1="5.3cm" svg:x2="14.8cm" svg:y2="8.4cm">
          <text:p/>
        </draw:line>
        <draw:line draw:style-name="gr26" draw:text-style-name="P6" draw:layer="layout" svg:x1="17.4cm" svg:y1="4.7cm" svg:x2="15.6cm" svg:y2="8.4cm">
          <text:p/>
        </draw:line>
        <draw:line draw:style-name="gr26" draw:text-style-name="P6" draw:layer="layout" svg:x1="18.4cm" svg:y1="7cm" svg:x2="16.1cm" svg:y2="8.4cm">
          <text:p/>
        </draw:line>
        <draw:custom-shape draw:style-name="gr27" draw:text-style-name="P15" draw:layer="layout" svg:width="2cm" svg:height="1.1cm" svg:x="2.1cm" svg:y="24.8cm">
          <text:p text:style-name="P1"><text:span text:style-name="T9">o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.3cm" svg:y1="23cm" svg:x2="3cm" svg:y2="24.8cm">
          <text:p/>
        </draw:line>
        <draw:line draw:style-name="gr5" draw:text-style-name="P6" draw:layer="layout" svg:x1="4.4cm" svg:y1="23cm" svg:x2="5.3cm" svg:y2="25.1cm">
          <text:p/>
        </draw:line>
        <draw:custom-shape draw:style-name="gr22" draw:text-style-name="P12" draw:layer="layout" svg:width="2cm" svg:height="1cm" svg:x="4.6cm" svg:y="25.1cm">
          <text:p text:style-name="P1"><text:span text:style-name="T7">C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502cm" svg:height="1.187cm" svg:x="5.3cm" svg:y="25.5cm">
          <draw:text-box>
            <text:p/>
          </draw:text-box>
        </draw:frame>
        <draw:line draw:style-name="gr24" draw:text-style-name="P6" draw:layer="layout" svg:x1="5.2cm" svg:y1="25.8cm" svg:x2="6.3cm" svg:y2="25.8cm">
          <text:p/>
        </draw:line>
        <draw:custom-shape draw:style-name="gr28" draw:text-style-name="P5" draw:layer="layout" svg:width="2.625cm" svg:height="1.5cm" draw:transform="rotate (0.678584013175396) translate (6.132cm 14.345cm)">
          <text:p text:style-name="P1"><text:span text:style-name="T3">Related 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6" draw:layer="layout" svg:x1="6.6cm" svg:y1="14.9cm" svg:x2="4.2cm" svg:y2="21.8cm">
          <text:p/>
        </draw:line>
        <draw:line draw:style-name="gr26" draw:text-style-name="P6" draw:layer="layout" svg:x1="8.6cm" svg:y1="13.3cm" svg:x2="14.2cm" svg:y2="9.3cm">
          <text:p/>
        </draw:line>
        <draw:custom-shape draw:style-name="gr29" draw:text-style-name="P16" draw:layer="layout" svg:width="1.9cm" svg:height="0.8cm" svg:x="13.5cm" svg:y="17.3cm">
          <text:p text:style-name="P1"><text:span text:style-name="T10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1.7cm" svg:height="1cm" svg:x="12.8cm" svg:y="19.3cm">
          <text:p text:style-name="P1"><text:span text:style-name="T10">im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1.7cm" svg:height="0.7cm" svg:x="9.9cm" svg:y="14.4cm">
          <text:p text:style-name="P1"><text:span text:style-name="T10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1.8cm" svg:height="1cm" svg:x="10.8cm" svg:y="21.4cm">
          <text:p text:style-name="P1"><text:span text:style-name="T10">o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10.6cm" svg:y1="15cm" svg:x2="10.6cm" svg:y2="16.6cm">
          <text:p/>
        </draw:line>
        <draw:line draw:style-name="gr26" draw:text-style-name="P6" draw:layer="layout" svg:x1="12cm" svg:y1="17.2cm" svg:x2="13.5cm" svg:y2="17.6cm">
          <text:p/>
        </draw:line>
        <draw:line draw:style-name="gr26" draw:text-style-name="P6" draw:layer="layout" svg:x1="9.9cm" svg:y1="17.8cm" svg:x2="9.2cm" svg:y2="19.9cm">
          <text:p/>
        </draw:line>
        <draw:line draw:style-name="gr26" draw:text-style-name="P6" draw:layer="layout" svg:x1="10.5cm" svg:y1="17.8cm" svg:x2="11.6cm" svg:y2="21.5cm">
          <text:p/>
        </draw:line>
        <draw:line draw:style-name="gr26" draw:text-style-name="P6" draw:layer="layout" svg:x1="11.2cm" svg:y1="17.8cm" svg:x2="13.5cm" svg:y2="19.4cm">
          <text:p/>
        </draw:line>
        <draw:line draw:style-name="gr24" draw:text-style-name="P6" draw:layer="layout" svg:x1="11.2cm" svg:y1="22.1cm" svg:x2="12.4cm" svg:y2="22.1cm">
          <text:p/>
        </draw:line>
        <draw:line draw:style-name="gr24" draw:text-style-name="P6" draw:layer="layout" svg:x1="13.1cm" svg:y1="20.1cm" svg:x2="14.3cm" svg:y2="20.1cm">
          <text:p/>
        </draw:line>
        <draw:custom-shape draw:style-name="gr33" draw:text-style-name="P15" draw:layer="layout" svg:width="2cm" svg:height="0.9cm" svg:x="15.6cm" svg:y="23.6cm">
          <text:p text:style-name="P1"><text:span text:style-name="T9">ts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draw:layer="layout" svg:width="1.7cm" svg:height="0.9cm" svg:x="17.9cm" svg:y="23.6cm">
          <text:p text:style-name="P1"><text:span text:style-name="T10">im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17.3cm" svg:y1="22.4cm" svg:x2="16.6cm" svg:y2="23.6cm">
          <text:p/>
        </draw:line>
        <draw:line draw:style-name="gr26" draw:text-style-name="P6" draw:layer="layout" svg:x1="18.1cm" svg:y1="22.4cm" svg:x2="18.9cm" svg:y2="23.6cm">
          <text:p/>
        </draw:line>
        <draw:line draw:style-name="gr24" draw:text-style-name="P6" draw:layer="layout" svg:x1="18.2cm" svg:y1="24.3cm" svg:x2="19.5cm" svg:y2="24.3cm">
          <text:p/>
        </draw:line>
        <draw:custom-shape draw:style-name="gr35" draw:text-style-name="P15" draw:layer="layout" svg:width="1.6cm" svg:height="0.9cm" svg:x="14.1cm" svg:y="13.8cm">
          <text:p text:style-name="P1"><text:span text:style-name="T9">im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draw:layer="layout" svg:width="1.7cm" svg:height="0.9cm" svg:x="13cm" svg:y="12.3cm">
          <text:p text:style-name="P1"><text:span text:style-name="T11">i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7" draw:layer="layout" svg:width="1.5cm" svg:height="0.6cm" svg:x="18.4cm" svg:y="13.2cm">
          <text:p text:style-name="P1"><text:span text:style-name="T11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1.7cm" svg:height="0.7cm" svg:x="17.1cm" svg:y="11.4cm">
          <text:p text:style-name="P1"><text:span text:style-name="T10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layout" svg:width="2.3cm" svg:height="0.9cm" svg:x="14.3cm" svg:y="10.9cm">
          <text:p text:style-name="P1"><text:span text:style-name="T10">categ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15.2cm" svg:y1="14.7cm" svg:x2="16.9cm" svg:y2="15cm">
          <text:p/>
        </draw:line>
        <draw:line draw:style-name="gr26" draw:text-style-name="P6" draw:layer="layout" svg:x1="19.2cm" svg:y1="13.8cm" svg:x2="18.815cm" svg:y2="15.016cm">
          <text:p/>
        </draw:line>
        <draw:line draw:style-name="gr26" draw:text-style-name="P6" draw:layer="layout" svg:x1="18.1cm" svg:y1="12.1cm" svg:x2="18.2cm" svg:y2="15cm">
          <text:p/>
        </draw:line>
        <draw:line draw:style-name="gr26" draw:text-style-name="P6" draw:layer="layout" svg:x1="16cm" svg:y1="11.8cm" svg:x2="17.8cm" svg:y2="15cm">
          <text:p/>
        </draw:line>
        <draw:line draw:style-name="gr26" draw:text-style-name="P6" draw:layer="layout" svg:x1="14.6cm" svg:y1="12.9cm" svg:x2="17.3cm" svg:y2="15cm">
          <text:p/>
        </draw:line>
        <draw:frame draw:style-name="gr38" draw:text-style-name="P18" draw:layer="layout" svg:width="0.6cm" svg:height="1.162cm" svg:x="2.8cm" svg:y="13.738cm">
          <draw:text-box>
            <text:p><text:span text:style-name="T12">1</text:span></text:p>
          </draw:text-box>
        </draw:frame>
        <draw:frame draw:style-name="gr39" draw:text-style-name="P3" draw:layer="layout" svg:width="0.5cm" svg:height="1.187cm" svg:x="2.8cm" svg:y="21.2cm">
          <draw:text-box>
            <text:p/>
          </draw:text-box>
        </draw:frame>
        <draw:frame draw:style-name="gr40" draw:text-style-name="P18" draw:layer="layout" svg:width="0.942cm" svg:height="0.839cm" svg:x="2.6cm" svg:y="18.7cm">
          <draw:text-box>
            <text:p><text:span text:style-name="T12">M</text:span></text:p>
          </draw:text-box>
        </draw:frame>
        <draw:frame draw:style-name="gr41" draw:text-style-name="P18" draw:layer="layout" svg:width="0.942cm" svg:height="0.839cm" svg:x="4.058cm" svg:y="19.4cm">
          <draw:text-box>
            <text:p><text:span text:style-name="T12">1</text:span></text:p>
          </draw:text-box>
        </draw:frame>
        <draw:frame draw:style-name="gr42" draw:text-style-name="P18" draw:layer="layout" svg:width="0.798cm" svg:height="0.839cm" svg:x="11.5cm" svg:y="10.2cm">
          <draw:text-box>
            <text:p><text:span text:style-name="T12">1</text:span></text:p>
          </draw:text-box>
        </draw:frame>
        <draw:frame draw:style-name="gr43" draw:text-style-name="P18" draw:layer="layout" svg:width="0.6cm" svg:height="0.839cm" svg:x="5.2cm" svg:y="20.461cm">
          <draw:text-box>
            <text:p><text:span text:style-name="T12">1</text:span></text:p>
          </draw:text-box>
        </draw:frame>
        <draw:frame draw:style-name="gr44" draw:text-style-name="P19" draw:layer="layout" svg:width="0.8cm" svg:height="0.763cm" svg:x="7.7cm" svg:y="17.9cm">
          <draw:text-box>
            <text:p><text:span text:style-name="T13">M</text:span></text:p>
          </draw:text-box>
        </draw:frame>
        <draw:frame draw:style-name="gr45" draw:text-style-name="P19" draw:layer="layout" svg:width="0.6cm" svg:height="0.8cm" svg:x="15.5cm" svg:y="15.6cm">
          <draw:text-box>
            <text:p><text:span text:style-name="T13">1</text:span></text:p>
          </draw:text-box>
        </draw:frame>
        <draw:frame draw:style-name="gr44" draw:text-style-name="P19" draw:layer="layout" svg:width="0.9cm" svg:height="0.763cm" svg:x="12.2cm" svg:y="16.2cm">
          <draw:text-box>
            <text:p><text:span text:style-name="T13">M</text:span></text:p>
          </draw:text-box>
        </draw:frame>
        <draw:frame draw:style-name="gr44" draw:text-style-name="P19" draw:layer="layout" svg:width="0.3cm" svg:height="0.763cm" svg:x="18.3cm" svg:y="16.6cm">
          <draw:text-box>
            <text:p><text:span text:style-name="T13">1</text:span></text:p>
          </draw:text-box>
        </draw:frame>
        <draw:frame draw:style-name="gr46" draw:text-style-name="P19" draw:layer="layout" svg:width="0.7cm" svg:height="1.363cm" svg:x="17.9cm" svg:y="19.9cm">
          <draw:text-box>
            <text:p><text:span text:style-name="T13">M</text:span></text:p>
          </draw:text-box>
        </draw:frame>
        <draw:frame draw:style-name="gr45" draw:text-style-name="P19" draw:layer="layout" svg:width="1cm" svg:height="0.8cm" svg:x="5.6cm" svg:y="8.7cm">
          <draw:text-box>
            <text:p><text:span text:style-name="T13">1</text:span></text:p>
          </draw:text-box>
        </draw:frame>
        <draw:frame draw:style-name="gr44" draw:text-style-name="P19" draw:layer="layout" svg:width="0.7cm" svg:height="0.763cm" svg:x="12cm" svg:y="8.5cm">
          <draw:text-box>
            <text:p><text:span text:style-name="T13">M</text:span></text:p>
          </draw:text-box>
        </draw:frame>
        <draw:frame draw:style-name="gr47" draw:text-style-name="P20" draw:layer="layout" svg:width="9.1cm" svg:height="0.9cm" svg:x="6.5cm" svg:y="27.4cm">
          <draw:text-box>
            <text:p><text:span text:style-name="T14">ER Diagram of Online Food </text:span><text:span text:style-name="T14">Delivery System</text:span></text:p>
          </draw:text-box>
        </draw:frame>
        <draw:line draw:style-name="gr5" draw:text-style-name="P6" draw:layer="layout" svg:x1="16.5cm" svg:y1="8.8cm" svg:x2="17.7cm" svg:y2="8.8cm">
          <text:p/>
        </draw:line>
        <draw:custom-shape draw:style-name="gr48" draw:text-style-name="P17" draw:layer="layout" svg:width="1.537cm" svg:height="0.9cm" svg:x="17.663cm" svg:y="8.378cm">
          <text:p text:style-name="P1"><text:span text:style-name="T11">o_i</text:span><text:span text:style-name="T1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18.1cm" svg:y1="9cm" svg:x2="18.9cm" svg:y2="9cm">
          <text:p/>
        </draw:line>
        <draw:line draw:style-name="gr26" draw:text-style-name="P6" draw:layer="layout" svg:x1="17.5cm" svg:y1="15cm" svg:x2="13.4cm" svg:y2="11.3cm">
          <text:p/>
        </draw:line>
        <draw:custom-shape draw:style-name="gr49" draw:text-style-name="P17" draw:layer="layout" svg:width="1.8cm" svg:height="0.7cm" svg:x="12.4cm" svg:y="10.6cm">
          <text:p text:style-name="P1"><text:span text:style-name="T11">s</text:span><text:span text:style-name="T11">t</text:span><text:span text:style-name="T11">a</text:span><text:span text:style-name="T11">t</text:span><text:span text:style-name="T11">u</text:span><text:span text:style-name="T1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16.5cm" svg:y1="21.9cm" svg:x2="14.3cm" svg:y2="23.5cm">
          <text:p/>
        </draw:line>
        <draw:custom-shape draw:style-name="gr34" draw:text-style-name="P17" draw:layer="layout" svg:width="1.7cm" svg:height="0.9cm" svg:x="13.3cm" svg:y="23.5cm">
          <text:p text:style-name="P1"><text:span text:style-name="T11">d</text:span><text:span text:style-name="T11">at</text:span><text:span text:style-name="T1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6:22:20.376523396</meta:creation-date>
    <dc:date>2018-05-27T14:53:43.144894536</dc:date>
    <meta:editing-duration>PT1H16M7S</meta:editing-duration>
    <meta:editing-cycles>16</meta:editing-cycles>
    <meta:generator>LibreOffice/5.1.6.2$Linux_X86_64 LibreOffice_project/10m0$Build-2</meta:generator>
    <meta:document-statistic meta:object-count="102"/>
  </office:meta>
</office:document-meta>
</file>